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automatic-styles>
    <style:style style:name="P1" style:family="paragraph" style:parent-style-name="Text_20_body">
      <style:paragraph-properties fo:margin-top="0.1665in" fo:margin-bottom="0.0835in" loext:contextual-spacing="false" fo:text-align="start" style:justify-single-word="false"/>
    </style:style>
    <style:style style:name="P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1cdd96" officeooo:paragraph-rsid="001cdd96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1542" officeooo:paragraph-rsid="00201542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7128" officeooo:paragraph-rsid="00207128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c799" officeooo:paragraph-rsid="0020c799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1623d" officeooo:paragraph-rsid="0021623d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235b5" officeooo:paragraph-rsid="002235b5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1cdd96" officeooo:paragraph-rsid="001cdd96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33144" officeooo:paragraph-rsid="00233144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47bb1" officeooo:paragraph-rsid="00247bb1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1542" officeooo:paragraph-rsid="00201542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59faf" officeooo:paragraph-rsid="00259faf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7128" officeooo:paragraph-rsid="00207128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6050d" officeooo:paragraph-rsid="0026050d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7cdf3" officeooo:paragraph-rsid="0027cdf3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91959" officeooo:paragraph-rsid="00291959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95e6c" officeooo:paragraph-rsid="00295e6c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21" style:family="paragraph" style:parent-style-name="Heading_20_1" style:list-style-name="WWNum1" style:master-page-name="Standard">
      <style:paragraph-properties fo:margin-top="0.1665in" fo:margin-bottom="0.0835in" loext:contextual-spacing="false" fo:text-align="start" style:justify-single-word="false" style:page-number="auto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P22" style:family="paragraph" style:parent-style-name="Heading_20_1" style:list-style-name="WWNum1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T1" style:family="text"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" style:family="text">
      <style:text-properties style:font-name="calibri" fo:font-size="12pt" style:text-underline-style="solid" style:text-underline-width="auto" style:text-underline-color="font-color" fo:font-weight="normal" officeooo:rsid="0018bcb0" style:font-size-asian="12pt" style:font-weight-asian="normal" style:font-size-complex="12pt" style:font-weight-complex="normal"/>
    </style:style>
    <style:style style:name="T3" style:family="text">
      <style:text-properties officeooo:rsid="002235b5"/>
    </style:style>
    <style:style style:name="T4" style:family="text">
      <style:text-properties officeooo:rsid="00247bb1"/>
    </style:style>
    <style:style style:name="T5" style:family="text">
      <style:text-properties officeooo:rsid="00259f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2407005" text:style-name="WWNum1">
        <text:list-item>
          <text:h text:style-name="P21" text:outline-level="1">1.1 – Programming Paradigms</text:h>
        </text:list-item>
      </text:list>
      <text:p text:style-name="P5">Two types: imperative, functional</text:p>
      <text:p text:style-name="P5">Imperative has variables, functional doesn’t</text:p>
      <text:p text:style-name="P5">Imperial has explicit looping, functional uses recursion</text:p>
      <text:p text:style-name="P5">Imperative gives computer a list of instructions</text:p>
      <text:p text:style-name="P5">No control flow</text:p>
      <text:p text:style-name="P5">Good for parallel systems – multicore, GPU</text:p>
      <text:p text:style-name="P5">Can be used in imperative languages</text:p>
      <text:p text:style-name="P5">Most algorithmic – analyse with func. paradigm</text:p>
      <text:list xml:id="list194123782606983" text:continue-numbering="true" text:style-name="WWNum1">
        <text:list-item>
          <text:h text:style-name="P22" text:outline-level="1">1.2 – Course Details</text:h>
        </text:list-item>
      </text:list>
      <text:p text:style-name="P8">Recursion (20%), functional programming idioms (20%), full program (25%)</text:p>
      <text:p text:style-name="P8">Class test (25%), weekly homework (10%)</text:p>
      <text:p text:style-name="P2">Don’t be a dick and try to do it by urself if you’re stuck for 4 hours. You fucking bellend</text:p>
      <text:p text:style-name="P6">2.1 – What is a pure function?</text:p>
      <text:p text:style-name="P9">Function takes inputs, produces outputs</text:p>
      <text:p text:style-name="P9">Every function is a subroutine, not vice versa</text:p>
      <text:p text:style-name="P9">Pure function – black box</text:p>
      <text:p text:style-name="P9">No side effects</text:p>
      <text:p text:style-name="P9">Side effects change the global state</text:p>
      <text:p text:style-name="P9">Global state is viewed outside subroutine</text:p>
      <text:p text:style-name="P9">Includes global variables, printing, network access</text:p>
      <text:p text:style-name="P9">Pure function only returns values</text:p>
      <text:p text:style-name="P9"><text:soft-page-break/>Can’t parallise f(a) + f(b) e.g. print = 2, 1 vs 2+1 = 1+2</text:p>
      <text:p text:style-name="P9">Pure functions cannot be void</text:p>
      <text:p text:style-name="P2">Pure function <text:span text:style-name="T3">must be deterministic </text:span></text:p>
      <text:p text:style-name="P9">Deterministic – same result every time the input is given </text:p>
      <text:p text:style-name="P9">Subroutines can violate this – e.g. random. Also implemented by side effects</text:p>
      <text:p text:style-name="P9">E.g. f(1) + f(1) could be 0+1 (1) but 2 * f(1) could be 0 or 2</text:p>
      <text:p text:style-name="P6">2.2 – What is functional programming?</text:p>
      <text:p text:style-name="P11">Everything is a pure function</text:p>
      <text:p text:style-name="P11">Complex functions are combinations of simple ones</text:p>
      <text:p text:style-name="P11">No variables as these rely on side effects</text:p>
      <text:p text:style-name="P11">Recursion only – loops require side effects</text:p>
      <text:p text:style-name="P11">No control flow</text:p>
      <text:p text:style-name="P11">Side effects required for communication</text:p>
      <text:p text:style-name="P6">3.1 – Getting Started with Haskell</text:p>
      <text:p text:style-name="P12">Ghci is the interpreter used</text:p>
      <text:p text:style-name="P3">C <text:span text:style-name="T4">syntax </text:span>for and/or - <text:span text:style-name="T4">&amp;&amp;, ||</text:span></text:p>
      <text:p text:style-name="P12">==, /= for checking equality</text:p>
      <text:p text:style-name="P12">Used BODMAS</text:p>
      <text:p text:style-name="P12">Negatives need to be within brackets</text:p>
      <text:p text:style-name="P12">Function name, then spaces before each argument</text:p>
      <text:p text:style-name="P3">Functions bind more tightly than operators</text:p>
      <text:p text:style-name="P3">Brackets around arguments</text:p>
      <text:p text:style-name="P3">Backticks to <text:span text:style-name="T4">use normal → </text:span>infix functions – <text:span text:style-name="T4">mod 10 4 = 10 `mod` 4 returns 2</text:span></text:p>
      <text:p text:style-name="P3"><text:soft-page-break/><text:span text:style-name="T4">B</text:span>rackets <text:span text:style-name="T4">to change from infix to normal </text:span>e.g. (*) 23 24</text:p>
      <text:p text:style-name="P6">3.2 – Writing Our Own Functions</text:p>
      <text:p text:style-name="P4">Save functions into file then load with ghci</text:p>
      <text:p text:style-name="P4">Compile file into runnable program</text:p>
      <text:p text:style-name="P14">Small letters for functions and arguments</text:p>
      <text:p text:style-name="P4">Body <text:span text:style-name="T5">of the function</text:span> is an expression</text:p>
      <text:p text:style-name="P4">Multi-line comment with {- <text:s text:c="3"/>-}</text:p>
      <text:p text:style-name="P14">Functions are shorter than in imperative languages</text:p>
      <text:p text:style-name="P14">Functions only do one thing</text:p>
      <text:p text:style-name="P14">Compiling code into a program requires IO</text:p>
      <text:p text:style-name="P14">Main is the function that will be run</text:p>
      <text:p text:style-name="P4">putStrLn prints string – side effect</text:p>
      <text:p text:style-name="P6">4.1 – If</text:p>
      <text:p text:style-name="P16">Imperative if changes control flow</text:p>
      <text:p text:style-name="P16">Functional if returns one value – chooses between 2 alternatives</text:p>
      <text:p text:style-name="P16">Cannot skip the else because of the need for 2 possible returns</text:p>
      <text:p text:style-name="P16">Both branches must have the same type e.g. not if x then 1 else False</text:p>
      <text:p text:style-name="P16">Would need g 1 = True, then if x then g 1 else False</text:p>
      <text:p text:style-name="P16">Required same type because Haskell is strongly typed</text:p>
      <text:p text:style-name="P16">Expression can be either a function body, or a ghci query – one line</text:p>
      <text:p text:style-name="P16">Can have nested ifs with brackets</text:p>
      <text:p text:style-name="P16">Functional if is same as imperative ternary operator</text:p>
      <text:p text:style-name="P16">E.g. Python: x = 1 if y == 1 else 0 is the same as f x = if x == 1 then 1 else 0</text:p>
      <text:p text:style-name="P16"><text:soft-page-break/></text:p>
      <text:p text:style-name="P6">4.2 – Let</text:p>
      <text:p text:style-name="P17">Repeated use of an expression</text:p>
      <text:p text:style-name="P18">Uses bindings</text:p>
      <text:p text:style-name="P19">Can bind mutliple names in one expression</text:p>
      <text:p text:style-name="P6">5.1 – Tuples</text:p>
      <text:p text:style-name="P6">5.2 – List</text:p>
      <text:p text:style-name="P6">6.1 – List Ranges</text:p>
      <text:p text:style-name="P6">6.2 – List Comprehensions</text:p>
      <text:p text:style-name="P6">7.1 – Recursion</text:p>
      <text:p text:style-name="P6">7.2 – More Complex Recursion and Guards</text:p>
      <text:p text:style-name="P6">8.1 – List Recursion</text:p>
      <text:p text:style-name="P6">8.2 – List Recursion Examples</text:p>
      <text:p text:style-name="P6">9.1 – Where Syntax</text:p>
      <text:p text:style-name="P6">9.2 – Recursion with multiple lists</text:p>
      <text:p text:style-name="P6">9.3 – Mutual and Multiple Recursion</text:p>
      <text:p text:style-name="P6">10.1 – The Caesar Cipher</text:p>
      <text:p text:style-name="P6">10.2 – Cracking the Caesar Cipher</text:p>
      <text:p text:style-name="P1"><text:span text:style-name="T2">1</text:span><text:span text:style-name="T1">1 – Assignment 1</text:span></text:p>
      <text:p text:style-name="P1"><text:span text:style-name="T1">12.</text:span><text:span text:style-name="T2">1</text:span><text:span text:style-name="T1"> – Types</text:span></text:p>
      <text:p text:style-name="P6">12.2 – Function Types</text:p>
      <text:p text:style-name="P6">13.1 – Polymorphic Types</text:p>
      <text:p text:style-name="P6">13.2 – Type Classes</text:p>
      <text:p text:style-name="P6"><text:soft-page-break/>14.1 – More Type Classes</text:p>
      <text:p text:style-name="P6">14.2 – Higher Order Functions</text:p>
      <text:p text:style-name="P6">14.3 – Anonymous Functions</text:p>
      <text:p text:style-name="P6">15.1 – Map</text:p>
      <text:p text:style-name="P6">15.2 – Filter</text:p>
      <text:p text:style-name="P6">16.1 – Fold</text:p>
      <text:p text:style-name="P6">16.2 – More on Fold</text:p>
      <text:p text:style-name="P6">17.1 – Scan</text:p>
      <text:p text:style-name="P6">17.2 – More Higher Order Functions</text:p>
      <text:p text:style-name="P6">18.1 – Higher Order Programming Example</text:p>
      <text:p text:style-name="P6">18.2 – Voting Examples</text:p>
      <text:p text:style-name="P7">19.1 – Custom Types</text:p>
      <text:p text:style-name="P7">19.2– More Complex Custom Types</text:p>
      <text:p text:style-name="P6">20.1 – Assignment 1 Feedback</text:p>
      <text:p text:style-name="P7">20.2 – Assignment 2</text:p>
      <text:p text:style-name="P7">21.1 – Parameterized Custom Types</text:p>
      <text:p text:style-name="P6">21.2 – Maybe and Either</text:p>
      <text:p text:style-name="P6">22.1 – Recursive Types</text:p>
      <text:p text:style-name="P6">22.2 – Trees</text:p>
      <text:p text:style-name="P6">23.1 – IO</text:p>
      <text:p text:style-name="P6">23.2 – Writing IO Code</text:p>
      <text:p text:style-name="P6">24.1 – Writing Programs</text:p>
      <text:p text:style-name="P6">24.2 – Useful IO Functions</text:p>
      <text:p text:style-name="P6"><text:soft-page-break/>25 – IO Example</text:p>
      <text:p text:style-name="P7">Class Test Information</text:p>
      <text:p text:style-name="P7">26.1 – Evaluation Strategies</text:p>
      <text:p text:style-name="P6">26.2 – Lazy Lists</text:p>
      <text:p text:style-name="P6">27 – Tail Recursion</text:p>
      <text:p text:style-name="P6">28.1 – Assignment 2 Feedback</text:p>
      <text:p text:style-name="P6">28.2 – Assignment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roman" style:font-pitch="variable" fo:font-size="10.5pt" fo:language="en" fo:country="US" style:letter-kerning="true" style:font-name-asian="宋体" style:font-family-asian="宋体, 永中宋体" style:font-family-generic-asian="system" style:font-pitch-asian="variable" style:font-size-asian="10.5pt" style:language-asian="zh" style:country-asian="CN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题注" style:family="paragraph" style:parent-style-name="Standard" style:default-outline-level="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Subtitles" style:family="paragraph" style:parent-style-name="Standard" style:default-outline-level="">
      <style:text-properties style:font-name="calibri" fo:font-family="calibri, Arial" style:font-family-generic="roman" style:font-pitch="variable" fo:font-size="12pt" style:text-underline-style="solid" style:text-underline-width="auto" style:text-underline-color="font-color" fo:font-weight="normal" style:font-size-asian="12pt" style:font-weight-asian="normal" style:font-name-complex="calibri1" style:font-family-complex="calibri, Arial" style:font-family-generic-complex="system" style:font-pitch-complex="variable" style:font-size-complex="12pt" style:font-weight-complex="normal"/>
    </style:style>
    <style:style style:name="Subtitle" style:family="paragraph" style:parent-style-name="Heading" style:next-style-name="Text_20_body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6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7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8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默认段落字体" style:family="text"/>
    <style:style style:name="WW-默认段落字体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language>en-US</dc:language>
    <dc:date>2020-12-28T19:41:22.181920639</dc:date>
    <meta:editing-cycles>20</meta:editing-cycles>
    <meta:editing-duration>P1DT13H20M5S</meta:editing-duration>
    <meta:generator>LibreOffice/6.1.5.2$Linux_X86_64 LibreOffice_project/10$Build-2</meta:generator>
    <meta:document-statistic meta:table-count="0" meta:image-count="0" meta:object-count="0" meta:page-count="6" meta:paragraph-count="120" meta:word-count="669" meta:character-count="4000" meta:non-whitespace-character-count="3382"/>
  </office:meta>
</office:document-meta>
</file>